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table:number-columns-spanned="3" table:number-rows-spanned="1"/>
          <table:covered-table-cell table:number-columns-repeated="2"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Missprediction Rate</text:p>
          </table:table-cell>
          <table:table-cell office:value-type="string" calcext:value-type="string">
            <text:p>88% correct</text:p>
          </table:table-cell>
          <table:table-cell office:value-type="string" calcext:value-type="string">
            <text:p>266960 m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 Rate BTIC</text:p>
          </table:table-cell>
          <table:table-cell office:value-type="string" calcext:value-type="string">
            <text:p>96% correct</text:p>
          </table:table-cell>
          <table:table-cell office:value-type="string" calcext:value-type="string">
            <text:p>45475 m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nch Rate</text:p>
          </table:table-cell>
          <table:table-cell office:value-type="string" calcext:value-type="string">
            <text:p>66% / 67% (l.bf und l.bn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</text:p>
          </table:table-cell>
          <table:table-cell office:value-type="string" calcext:value-type="string">
            <text:p>l.sfnei, l.bf</text:p>
          </table:table-cell>
          <table:table-cell table:style-name="ce2" office:value-type="percentage" office:value="0.032" calcext:value-type="percentage">
            <text:p>3.20%</text:p>
          </table:table-cell>
          <table:table-cell office:value-type="float" office:value="323269" calcext:value-type="float">
            <text:p>323269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uperscal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Performancezuwachs in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te</text:p>
          </table:table-cell>
          <table:table-cell office:value-type="float" office:value="6341340" calcext:value-type="float">
            <text:p>6341340</text:p>
          </table:table-cell>
          <table:table-cell office:value-type="float" office:value="11920140" calcext:value-type="float">
            <text:p>11920140</text:p>
          </table:table-cell>
          <table:table-cell table:formula="of:=[.C8]-[.B8]" office:value-type="float" office:value="5578800" calcext:value-type="float">
            <text:p>5578800</text:p>
          </table:table-cell>
          <table:table-cell table:formula="of:=[.D8]*100/[.C8]" office:value-type="float" office:value="46.8014637411977" calcext:value-type="float">
            <text:p>46.8014637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3508779" calcext:value-type="float">
            <text:p>350877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10:05:20.863965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55:20.901587217</meta:creation-date>
    <dc:date>2014-05-27T11:06:36.798747464</dc:date>
    <meta:editing-duration>PT54M27S</meta:editing-duration>
    <meta:editing-cycles>7</meta:editing-cycles>
    <meta:generator>LibreOffice/4.2.4.2$Linux_X86_64 LibreOffice_project/420m0$Build-2</meta:generator>
    <meta:document-statistic meta:table-count="1" meta:cell-count="23" meta:object-count="0"/>
  </office:meta>
</office:document-meta>
</file>